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44pt" style:use-optimal-row-height="true" fo:break-before="auto"/>
    </style:style>
    <style:style style:name="ro5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Verify that max number of characters for Username is 30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FirstName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6. Enter @LastName value in "Last Name"<text:s/></text:p>
            <text:p>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Long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"User Name" field is red and <text:s/>there is validation message saying that max number of characters that "User Name" can contain is 35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Modify "User Name" field by entering<text:s/></text:p>
            <text:p>30-characters-long @UserName</text:p>
          </table:table-cell>
          <table:table-cell office:value-type="string" table:style-name="ce3">
            <text:p>"User Name" is modifi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5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6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7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https://xd.adobe.com/view/b85c69aa-775a-4611-a070-a6a6acb3a4f2-ed0f/?fullscreen&amp;hints=of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Edi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May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ongUserName</text:p>
          </table:table-cell>
          <table:table-cell office:value-type="string" table:style-name="ce3">
            <text:p>testclimbinggogglesclimbingski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emelia.hills@gmail.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User Name</text:p>
          </table:table-cell>
          <table:table-cell office:value-type="string" table:style-name="ce10">
            <text:p>emayer</text:p>
          </table:table-cell>
          <table:table-cell table:number-columns-repeated="16382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39:24Z</meta:creation-date>
    <dc:date>2022-07-01T08:44:10Z</dc:date>
  </office:meta>
</office:document-meta>
</file>